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spondi alle seguenti Domande:</text:p>
      <text:p text:style-name="Standard"/>
      <text:list xml:id="list8100671421984926420" text:style-name="L1">
        <text:list-item>
          <text:p text:style-name="P1">Cos'è un algoritmo? Prova a spiegarlo con parole tue, come se lo dovessi spiegare a qualcuno che non ne capisce niente di informatica</text:p>
        </text:list-item>
        <text:list-item>
          <text:p text:style-name="P1">Cosa è una variabile? Prova a spiegarlo con parole tue, come se lo dovessi spiegare a qualcuno che non ne capisce niente di informatica</text:p>
        </text:list-item>
        <text:list-item>
          <text:p text:style-name="P1">undefined e null sono la stessa cosa?</text:p>
        </text:list-item>
      </text:list>
      <text:p text:style-name="Standard"/>
      <text:p text:style-name="Standard"/>
      <text:p text:style-name="Standard">Risposte:</text:p>
      <text:p text:style-name="Standard"/>
      <text:list xml:id="list3586079681635207243" text:style-name="L2">
        <text:list-item>
          <text:p text:style-name="P2">Dato un determinato problema, un algoritmo è l'insieme di istruzioni necessarie per risolvere il problema. Ad esempio:</text:p>
        </text:list-item>
      </text:list>
      <text:p text:style-name="Standard"/>
      <text:p text:style-name="Standard">Problema → ho una libreria con i libri posti in maniera casuale</text:p>
      <text:p text:style-name="Standard">Obbiettivo → voglio ordinare la libreria in maniera crescente (dalla A alla Z)</text:p>
      <text:p text:style-name="Standard">Algoritmo → tutti i passaggi che occorrono per riordinare la libreria</text:p>
      <text:p text:style-name="Standard"/>
      <text:list xml:id="list4510855032705021930" text:style-name="L3">
        <text:list-item>
          <text:p text:style-name="P3">Una variabile è un contenitore, che contiene un dato parzialmente elaborato. Una variabile ha un nome unico e significativo, può essere riutilizzabile ed ha uno scope limitato (esiste solo tra la dichiarazione e il completamento dell'algoritmo)</text:p>
        </text:list-item>
      </text:list>
      <text:p text:style-name="Standard"/>
      <text:p text:style-name="Standard">Nell'esempio sopra una variabile, può essere un libro. </text:p>
      <text:p text:style-name="Standard"/>
      <text:p text:style-name="Standard"><text:s text:c="5"/>3) Undefined e null non sono la stessa cosa. Undefined identifica una variabile che non è stata ancora definita, non ha un valore. Mentre null identifica una varibile nulla, cioè è stata inizializzata con un valore nullo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sso </meta:initial-creator>
    <meta:creation-date>2025-01-18T11:32:03.83</meta:creation-date>
    <meta:document-statistic meta:table-count="0" meta:image-count="0" meta:object-count="0" meta:page-count="1" meta:paragraph-count="12" meta:word-count="198" meta:character-count="1209"/>
    <dc:date>2025-01-18T11:44:16.76</dc:date>
    <dc:creator>Gasso </dc:creator>
    <meta:editing-duration>PT12M13S</meta:editing-duration>
    <meta:editing-cycles>1</meta:editing-cycles>
    <meta:generator>OpenOffice/4.1.15$Win32 OpenOffice.org_project/4115m2$Build-9813</meta:generator>
  </office:meta>
</office:document-meta>
</file>